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onospace" svg:font-family="monospace, monospace"/>
    <style:font-face style:name="sans-serif" svg:font-family="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Bitstream Vera Sans" svg:font-family="'Bitstream Vera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f3ebd" officeooo:paragraph-rsid="001f3ebd"/>
    </style:style>
    <style:style style:name="P2" style:family="paragraph" style:parent-style-name="Standard">
      <style:text-properties officeooo:paragraph-rsid="001f3ebd"/>
    </style:style>
    <style:style style:name="P3" style:family="paragraph" style:parent-style-name="Standard">
      <style:text-properties fo:font-size="14pt" fo:font-weight="bold" officeooo:rsid="001f3ebd" officeooo:paragraph-rsid="001f3ebd" style:font-size-asian="14pt" style:font-weight-asian="bold" style:font-size-complex="14pt" style:font-weight-complex="bold"/>
    </style:style>
    <style:style style:name="P4" style:family="paragraph" style:parent-style-name="Standard">
      <style:text-properties fo:color="#000000" style:text-underline-style="none" fo:font-weight="normal" officeooo:rsid="001f3ebd" officeooo:paragraph-rsid="001f3ebd" fo:background-color="#ffffff" style:font-weight-asian="normal" style:font-weight-complex="normal"/>
    </style:style>
    <style:style style:name="P5" style:family="paragraph" style:parent-style-name="Standard">
      <style:text-properties fo:color="#000000" style:text-underline-style="none" fo:font-weight="normal" officeooo:rsid="0026a372" officeooo:paragraph-rsid="0026a372" fo:background-color="#ffffff" style:font-weight-asian="normal" style:font-weight-complex="normal"/>
    </style:style>
    <style:style style:name="P6" style:family="paragraph" style:parent-style-name="Standard">
      <style:text-properties fo:color="#000000" style:text-underline-style="none" fo:font-weight="normal" officeooo:rsid="002d0586" officeooo:paragraph-rsid="002d0586" fo:background-color="#ffffff" style:font-weight-asian="normal" style:font-weight-complex="normal"/>
    </style:style>
    <style:style style:name="P7" style:family="paragraph" style:parent-style-name="Standard">
      <style:text-properties fo:color="#000000" style:font-name="sans-serif" fo:font-size="14.25pt" style:text-underline-style="none" fo:font-weight="normal" officeooo:rsid="0026a372" officeooo:paragraph-rsid="0026a372" fo:background-color="#ffffff" style:font-weight-asian="normal" style:font-weight-complex="normal"/>
    </style:style>
    <style:style style:name="P8" style:family="paragraph" style:parent-style-name="Standard">
      <style:text-properties fo:color="#000000" style:font-name="sans-serif" fo:font-size="12pt" style:text-underline-style="none" fo:font-weight="normal" officeooo:rsid="0026a372" officeooo:paragraph-rsid="0026a372" fo:background-color="#ffffff" style:font-weight-asian="normal" style:font-weight-complex="normal"/>
    </style:style>
    <style:style style:name="P9" style:family="paragraph" style:parent-style-name="Standard">
      <style:text-properties fo:color="#000000" style:font-name="sans-serif" fo:font-size="12pt" style:text-underline-style="none" fo:font-weight="normal" officeooo:rsid="0029f73e" officeooo:paragraph-rsid="0029f73e" fo:background-color="#ffffff" style:font-weight-asian="normal" style:font-weight-complex="normal"/>
    </style:style>
    <style:style style:name="P10" style:family="paragraph" style:parent-style-name="Standard">
      <style:text-properties fo:color="#000000" style:font-name="sans-serif" fo:font-size="12pt" style:text-underline-style="none" fo:font-weight="bold" officeooo:rsid="0029f73e" officeooo:paragraph-rsid="0029f73e" fo:background-color="#ffffff" style:font-weight-asian="bold" style:font-weight-complex="bold"/>
    </style:style>
    <style:style style:name="P11" style:family="paragraph" style:parent-style-name="Standard">
      <style:text-properties style:font-name="sans-serif" fo:font-size="14.25pt"/>
    </style:style>
    <style:style style:name="P12" style:family="paragraph" style:parent-style-name="Standard">
      <style:text-properties style:font-name="sans-serif" fo:font-size="12pt"/>
    </style:style>
    <style:style style:name="P13" style:family="paragraph" style:parent-style-name="Standard">
      <style:text-properties officeooo:rsid="002e92d4" officeooo:paragraph-rsid="002e92d4"/>
    </style:style>
    <style:style style:name="P14" style:family="paragraph" style:parent-style-name="Text_20_body">
      <style:text-properties fo:font-weight="bold" officeooo:rsid="002e92d4" officeooo:paragraph-rsid="002e92d4" style:font-weight-asian="bold" style:font-weight-complex="bold"/>
    </style:style>
    <style:style style:name="P15" style:family="paragraph" style:parent-style-name="Standard">
      <style:text-properties fo:font-variant="normal" fo:text-transform="none" fo:color="#252525" style:font-name="Bitstream Vera Sans" fo:font-size="12pt" fo:letter-spacing="normal" fo:font-style="normal" fo:font-weight="normal" officeooo:rsid="000eadb0" officeooo:paragraph-rsid="00301e3e" style:font-size-asian="12pt" style:font-size-complex="12pt"/>
    </style:style>
    <style:style style:name="P16" style:family="paragraph" style:parent-style-name="Standard">
      <style:text-properties fo:font-variant="normal" fo:text-transform="none" fo:color="#252525" style:font-name="Bitstream Vera Sans" fo:font-size="12pt" fo:letter-spacing="normal" fo:font-style="normal" fo:font-weight="normal" officeooo:rsid="000eadb0" officeooo:paragraph-rsid="0030f365" style:font-size-asian="12pt" style:font-size-complex="12pt"/>
    </style:style>
    <style:style style:name="P17" style:family="paragraph" style:parent-style-name="Standard">
      <style:text-properties fo:font-size="14pt" fo:font-weight="bold" officeooo:rsid="001f3ebd" officeooo:paragraph-rsid="002e92d4" style:font-size-asian="14pt" style:font-weight-asian="bold" style:font-size-complex="14pt" style:font-weight-complex="bold"/>
    </style:style>
    <style:style style:name="P18" style:family="paragraph" style:parent-style-name="Standard">
      <style:text-properties fo:font-size="14pt" fo:font-weight="bold" officeooo:rsid="001f3ebd" officeooo:paragraph-rsid="0030f365" style:font-size-asian="14pt" style:font-weight-asian="bold" style:font-size-complex="14pt" style:font-weight-complex="bold"/>
    </style:style>
    <style:style style:name="P19" style:family="paragraph" style:parent-style-name="Text_20_body" style:list-style-name="L1"/>
    <style:style style:name="P20" style:family="paragraph" style:parent-style-name="Text_20_body" style:list-style-name="L1">
      <style:paragraph-properties fo:margin-top="0cm" fo:margin-bottom="0cm" style:contextual-spacing="false"/>
    </style:style>
    <style:style style:name="P21" style:family="paragraph" style:parent-style-name="Preformatted_20_Text">
      <style:text-properties fo:font-variant="normal" fo:text-transform="none" fo:color="#252525" style:font-name="Bitstream Vera Sans" fo:font-size="12pt" fo:letter-spacing="normal" fo:font-style="normal" fo:font-weight="normal" officeooo:rsid="000eadb0" officeooo:paragraph-rsid="00301e3e" style:font-size-asian="12pt" style:font-weight-asian="bold" style:font-size-complex="12pt" style:font-weight-complex="bold"/>
    </style:style>
    <style:style style:name="P22" style:family="paragraph" style:parent-style-name="Preformatted_20_Text">
      <style:text-properties fo:font-variant="normal" fo:text-transform="none" fo:color="#252525" style:font-name="Bitstream Vera Sans" fo:font-size="12pt" fo:letter-spacing="normal" fo:font-style="normal" fo:font-weight="normal" officeooo:rsid="000eadb0" officeooo:paragraph-rsid="0030f365" style:font-size-asian="12pt" style:font-weight-asian="bold" style:font-size-complex="12pt" style:font-weight-complex="bold"/>
    </style:style>
    <style:style style:name="P23" style:family="paragraph" style:parent-style-name="Preformatted_20_Text">
      <style:text-properties fo:font-variant="normal" fo:text-transform="none" fo:color="#252525" style:font-name="Bitstream Vera Sans" fo:font-size="12pt" fo:letter-spacing="normal" fo:font-style="normal" fo:font-weight="normal" officeooo:rsid="000eadb0" officeooo:paragraph-rsid="0030f365" style:font-size-asian="12pt" style:font-size-complex="12pt"/>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size="14pt" fo:font-weight="bold" officeooo:rsid="001f3ebd" style:font-size-asian="14pt" style:font-weight-asian="bold" style:font-size-complex="14pt" style:font-weight-complex="bold"/>
    </style:style>
    <style:style style:name="T4" style:family="text">
      <style:text-properties officeooo:rsid="001f3ebd"/>
    </style:style>
    <style:style style:name="T5" style:family="text">
      <style:text-properties fo:color="#000000" style:text-underline-style="none" fo:font-weight="normal" fo:background-color="#ffffff" loext:char-shading-value="0" style:font-weight-asian="normal" style:font-weight-complex="normal"/>
    </style:style>
    <style:style style:name="T6" style:family="text">
      <style:text-properties fo:color="#000000" style:font-name="monospace" fo:font-size="10.5pt"/>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Couch base Server:</text:p>
      <text:p text:style-name="P23"/>
      <text:p text:style-name="P23"/>
      <text:p text:style-name="P23"><text:span text:style-name="Source_20_Text"><text:span text:style-name="T6">wget http://ftp.us.debian.org/debian/pool/main/o/openssl/libssl0.9.8_0.9.8o-4squeeze14_amd64.deb</text:span></text:span></text:p>
      <text:p text:style-name="P16"/>
      <text:p text:style-name="P22"><text:span text:style-name="Source_20_Text"><text:span text:style-name="T6">sudo dpkg -i libssl0.9.8_0.9.8o-4squeeze14_amd64.deb</text:span></text:span></text:p>
      <text:p text:style-name="P18"/>
      <text:p text:style-name="P13"/>
      <text:p text:style-name="P14">sudo wget <text:a xlink:type="simple" xlink:href="http://packages.couchbase.com/releases/2.2.0/couchbase-server-enterprise_2.2.0_x86_64.deb">http://packages.couchbase.com/releases/2.2.0/couchbase-server-enterprise_2.2.0_x86_64.deb</text:a> </text:p>
      <text:list xml:id="list1085817290299966415" text:style-name="L1">
        <text:list-item>
          <text:p text:style-name="P20">sudo dpkg -i couchbase-server-enterprise_2.2.0_x86_64.deb </text:p>
        </text:list-item>
        <text:list-item>
          <text:p text:style-name="P19">sudo service couchbase-server status </text:p>
        </text:list-item>
      </text:list>
      <text:p text:style-name="P17"/>
      <text:p text:style-name="P3">Elastic search:</text:p>
      <text:p text:style-name="P3"/>
      <text:p text:style-name="P2"><text:span text:style-name="T4"><text:s text:c="16"/></text:span>ElasticSearch is powered by Lucene, a powerful open-source full-text search library, under the hood.</text:p>
      <text:p text:style-name="Text_20_body">The relationship between ElasticSearch and Lucene, is like that of the relationship between a car and its engine.</text:p>
      <text:p text:style-name="Text_20_body"><text:span text:style-name="T1">Elasticsearch</text:span> is a search server based on <text:a xlink:type="simple" xlink:href="https://en.wikipedia.org/wiki/Lucene">Lucene</text:a>. It provides a distributed, <text:a xlink:type="simple" xlink:href="https://en.wikipedia.org/wiki/Multitenancy">multitenant</text:a>-capable full-text search engine with a <text:a xlink:type="simple" xlink:href="https://en.wikipedia.org/wiki/Representational_state_transfer">RESTful</text:a> web interface and schema-free <text:a xlink:type="simple" xlink:href="https://en.wikipedia.org/wiki/JSON">JSON</text:a> documents. Elasticsearch is developed in <text:a xlink:type="simple" xlink:href="https://en.wikipedia.org/wiki/Java_%28programming_language%29">Java</text:a> and is released as <text:a xlink:type="simple" xlink:href="https://en.wikipedia.org/wiki/Open_source_software">open source</text:a> under the terms of the <text:a xlink:type="simple" xlink:href="https://en.wikipedia.org/wiki/Apache_License">Apache License</text:a>. Elasticsearch is the second most popular enterprise search engine</text:p>
      <text:p text:style-name="Text_20_body"/>
      <text:p text:style-name="Text_20_body">For the purpose of this introduction, we haven't differentiated between the two, just as to most people, the distinction between a car and its engine is not terribly important when learning how to drive a car.</text:p>
      <text:p text:style-name="P1"/>
      <text:p text:style-name="P1"><text:span text:style-name="T5">Apache Lucene is a </text:span><text:a xlink:type="simple" xlink:href="https://en.wikipedia.org/wiki/Free_software">free</text:a><text:span text:style-name="T5"> </text:span><text:a xlink:type="simple" xlink:href="https://en.wikipedia.org/wiki/Open_source_software">open source</text:a><text:span text:style-name="T5"> </text:span><text:a xlink:type="simple" xlink:href="https://en.wikipedia.org/wiki/Information_retrieval">information retrieval</text:a><text:span text:style-name="T5"> </text:span><text:a xlink:type="simple" xlink:href="https://en.wikipedia.org/wiki/Library_%28computing%29">software library</text:a><text:span text:style-name="T5">, originally written in </text:span><text:a xlink:type="simple" xlink:href="https://en.wikipedia.org/wiki/Java_%28programming_language%29">Java</text:a><text:span text:style-name="T5"> by </text:span><text:a xlink:type="simple" xlink:href="https://en.wikipedia.org/wiki/Doug_Cutting">Doug Cutting</text:a><text:span text:style-name="T5">. It is supported by the </text:span><text:a xlink:type="simple" xlink:href="https://en.wikipedia.org/wiki/Apache_Software_Foundation">Apache Software Foundation</text:a><text:span text:style-name="T5"> and is released under the </text:span><text:a xlink:type="simple" xlink:href="https://en.wikipedia.org/wiki/Apache_Software_License">Apache Software License</text:a><text:span text:style-name="T5">.</text:span></text:p>
      <text:p text:style-name="P1"/>
      <text:p text:style-name="P4"/>
      <text:p text:style-name="P4"/>
      <text:p text:style-name="P5">Nirmata:</text:p>
      <text:p text:style-name="P5"/>
      <text:p text:style-name="P5">Nirmata provides a platform for development and operations of cloud native applications. With the Nirmata Platform, an application is designed as a set of loosely coupled cloud services. Each cloud service has pluggable modules for common features such as uniform APIs, security, metrics, etc. The Nirmata Platform also provides common services for service discovery and registration, data management, and auto-scaling. With Nirmata’s solution, a cloud service becomes the fundamental unit of development &amp; operations. This architecture provides several key benefits, such as the ability to version, scale and deploy individual services. New applications can now be composed by <text:soft-page-break/>using existing services.</text:p>
      <text:p text:style-name="P5"/>
      <text:p text:style-name="P7">Applications</text:p>
      <text:p text:style-name="P12">Applications are composed of multiple Services, and can run in one or more Environments. While Nirmata has been</text:p>
      <text:p text:style-name="P12">designed for Microservcies-style applications, it is easy to model and manage traditional client-server applications as</text:p>
      <text:p text:style-name="P12">well.</text:p>
      <text:p text:style-name="P11">1.2.2</text:p>
      <text:p text:style-name="P11">Services</text:p>
      <text:p text:style-name="P12">A Service is part of an Application. It is the unit of software versioning and delivery. Each Service is run in its</text:p>
      <text:p text:style-name="P12">own application container. Some applications may contain a few services, like a web-app and a database. Others can</text:p>
      <text:p text:style-name="P12">contain several services to enable a Microservcies-style architecture.</text:p>
      <text:p text:style-name="P11">1.2.3</text:p>
      <text:p text:style-name="P11">Environments</text:p>
      <text:p text:style-name="P12">An Environment is a runtime instance of an Application. Environments can be created for different stages of develop-</text:p>
      <text:p text:style-name="P12">ment, such as dev-test, staging, production or can be based on deployment characteristics such as regions.</text:p>
      <text:p text:style-name="P11">1.2.4</text:p>
      <text:p text:style-name="P11">Policies</text:p>
      <text:p text:style-name="P12">Policies are used to govern resource usage, application constraints, and ensure scalable and repeatable behaviours, and</text:p>
      <text:p text:style-name="P12">best practices, across multiple teams.</text:p>
      <text:p text:style-name="P11">1.2.5</text:p>
      <text:p text:style-name="P11">Cloud Provider</text:p>
      <text:p text:style-name="P8">Cloud Providers supply resources to run application containers. You can create one or more cloud providers, setup</text:p>
      <text:p text:style-name="P12">pools of hosts from them, and then use policies to manage how applications, services, and environments are mapped</text:p>
      <text:p text:style-name="P12">to hosts.</text:p>
      <text:p text:style-name="P5"/>
      <text:p text:style-name="P10">Cloud Providers :</text:p>
      <text:p text:style-name="P9"/>
      <text:p text:style-name="Standard"/>
      <text:p text:style-name="P12">Public Clouds:</text:p>
      <text:p text:style-name="Standard">–</text:p>
      <text:p text:style-name="P12">Amazon Web Services (AWS)</text:p>
      <text:p text:style-name="Standard">–</text:p>
      <text:p text:style-name="P12">Microsoft Azure</text:p>
      <text:p text:style-name="Standard">–</text:p>
      <text:p text:style-name="P12">Cisco Cloud Services</text:p>
      <text:p text:style-name="Standard">–</text:p>
      <text:p text:style-name="P12">VMware vCloud Air</text:p>
      <text:p text:style-name="Standard">–</text:p>
      <text:p text:style-name="P12">Other (individual machine instances from any other IaaS providers)</text:p>
      <text:p text:style-name="Standard"><text:soft-page-break/>•</text:p>
      <text:p text:style-name="P12">Private Clouds:</text:p>
      <text:p text:style-name="Standard">–</text:p>
      <text:p text:style-name="P12">VMware vSphere</text:p>
      <text:p text:style-name="Standard">–</text:p>
      <text:p text:style-name="P12">OpenStack</text:p>
      <text:p text:style-name="Standard">–</text:p>
      <text:p text:style-name="P12">Other (individual virtual or physical servers)</text:p>
      <text:p text:style-name="P12">Nirmata can securely manage both public and private clouds, withou</text:p>
      <text:p text:style-name="P5"/>
      <text:p text:style-name="P6"/>
      <text:p text:style-name="P6"/>
      <text:p text:style-name="P6"/>
      <text:p text:style-name="P6"/>
      <text:p text:style-name="P6"/>
      <text:p text:style-name="P6"/>
      <text:p text:style-name="P6"/>
      <text:p text:style-name="P6"/>
      <text:p text:style-name="P6">sudo curl -sSL http://www.nirmata.io/nirmata-host-agent/setup-rmata-agent.sh | sudo sh -s other 4c4db245-ca9f-44cf-9012-74232a9d3316</text:p>
      <text:p text:style-name="P6"/>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onospace" svg:font-family="monospace, monospace"/>
    <style:font-face style:name="sans-serif" svg:font-family="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Bitstream Vera Sans" svg:font-family="'Bitstream Vera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fo:font-weight="bold" style:font-weight-asian="bold" style:font-weight-complex="bold"/>
    </style:style>
    <style:style style:name="MT2" style:family="text">
      <style:text-properties fo:font-size="14pt" fo:font-weight="bold" officeooo:rsid="001f3ebd" style:font-size-asian="14pt" style:font-weight-asian="bold" style:font-size-complex="14pt" style:font-weight-complex="bol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text:s text:c="50"/><text:span text:style-name="MT1"><text:s text:c="2"/></text:span><text:span text:style-name="MT2">Docker Elastic search</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8-24T13:03:12.895140278</meta:creation-date>
    <dc:date>2015-08-29T09:21:20.819708573</dc:date>
    <meta:editing-duration>PT3H40M23S</meta:editing-duration>
    <meta:editing-cycles>13</meta:editing-cycles>
    <meta:generator>LibreOffice/4.2.8.2$Linux_X86_64 LibreOffice_project/420m0$Build-2</meta:generator>
    <meta:document-statistic meta:table-count="0" meta:image-count="0" meta:object-count="0" meta:page-count="3" meta:paragraph-count="59" meta:word-count="525" meta:character-count="3860" meta:non-whitespace-character-count="3317"/>
  </office:meta>
</office:document-meta>
</file>